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fo:color="#000000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1" fo:font-size="13pt" style:font-name-asian="Times New Roman2" style:font-size-asian="13pt" style:font-name-complex="Times New Roman2" style:font-size-complex="13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1" fo:font-size="13pt" style:font-name-asian="Times New Roman2" style:font-size-asian="13pt" style:font-name-complex="Times New Roman2" style:font-size-complex="13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1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1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22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/>
    </style:style>
    <style:style style:name="P23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24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5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Liberation Serif"/>
    </style:style>
    <style:style style:name="P26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margin-top="0in" fo:margin-bottom="0.0693in" loext:contextual-spacing="false" fo:line-height="100%" fo:orphans="0" fo:widows="0"/>
      <style:text-properties officeooo:paragraph-rsid="006b869f"/>
    </style:style>
    <style:style style:name="P29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officeooo:paragraph-rsid="006b869f"/>
    </style:style>
    <style:style style:name="P30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1" style:family="paragraph" style:parent-style-name="Standard">
      <style:paragraph-properties fo:margin-top="0in" fo:margin-bottom="0.0693in" loext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32" style:family="paragraph" style:parent-style-name="Standard">
      <style:paragraph-properties fo:margin-top="0in" fo:margin-bottom="0.0693in" loext:contextual-spacing="false" fo:line-height="100%" fo:orphans="0" fo:widows="0"/>
      <style:text-properties fo:color="#000000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fo:color="#000000" officeooo:paragraph-rsid="0068961b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000000" officeooo:rsid="0054f88e" officeooo:paragraph-rsid="00533b88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4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48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49" style:family="paragraph" style:parent-style-name="Standard">
      <style:text-properties style:font-name="Liberation Serif" fo:font-size="12pt" style:font-size-asian="12pt" style:font-size-complex="12pt"/>
    </style:style>
    <style:style style:name="P50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1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1" fo:font-size="12pt" style:font-name-asian="Times New Roman2" style:font-size-asian="12pt" style:font-name-complex="Times New Roman2" style:font-size-complex="12pt"/>
    </style:style>
    <style:style style:name="P52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 style:list-style-name="WWNum8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54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5" style:family="paragraph" style:parent-style-name="Standard" style:list-style-name="WWNum6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6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7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/>
    </style:style>
    <style:style style:name="P58" style:family="paragraph" style:parent-style-name="Standard" style:list-style-name="WWNum3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59" style:family="paragraph" style:parent-style-name="Standard" style:list-style-name="WWNum1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60" style:family="paragraph" style:parent-style-name="Standard" style:list-style-name="WWNum5">
      <loext:graphic-properties draw:fill-color="#ffffff"/>
      <style:paragraph-properties fo:margin-left="0in" fo:margin-right="0in" fo:margin-top="0in" fo:margin-bottom="0.0693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Liberation Serif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loext:contextual-spacing="true" fo:line-height="100%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style:font-name="LiberationSerif" officeooo:rsid="0060f9f9" style:font-name-asian="LiberationSerif1" style:font-name-complex="LiberationSerif1"/>
    </style:style>
    <style:style style:name="T27" style:family="text">
      <style:text-properties fo:color="#000000" style:font-name="LiberationSerif" officeooo:rsid="0062ec0d" style:font-name-asian="LiberationSerif1" style:font-name-complex="LiberationSerif1"/>
    </style:style>
    <style:style style:name="T28" style:family="text">
      <style:text-properties fo:color="#000000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style:font-name-asian="LiberationSerif1" style:font-name-complex="LiberationSerif1"/>
    </style:style>
    <style:style style:name="T36" style:family="text">
      <style:text-properties officeooo:rsid="006d864b" style:font-name-asian="LiberationSerif1" style:font-name-complex="LiberationSerif1"/>
    </style:style>
    <style:style style:name="T37" style:family="text">
      <style:text-properties officeooo:rsid="0087cfc2" style:font-name-asian="LiberationSerif1" style:font-name-complex="LiberationSerif1"/>
    </style:style>
    <style:style style:name="T38" style:family="text">
      <style:text-properties officeooo:rsid="006d864b"/>
    </style:style>
    <style:style style:name="T39" style:family="text">
      <style:text-properties officeooo:rsid="006ed880"/>
    </style:style>
    <style:style style:name="T40" style:family="text">
      <style:text-properties officeooo:rsid="00763a8d"/>
    </style:style>
    <style:style style:name="T41" style:family="text">
      <style:text-properties officeooo:rsid="00776aff"/>
    </style:style>
    <style:style style:name="T42" style:family="text">
      <style:text-properties officeooo:rsid="007a0366"/>
    </style:style>
    <style:style style:name="T43" style:family="text">
      <style:text-properties officeooo:rsid="003712c8"/>
    </style:style>
    <style:style style:name="T44" style:family="text">
      <style:text-properties officeooo:rsid="003dffd0"/>
    </style:style>
    <style:style style:name="T45" style:family="text">
      <style:text-properties officeooo:rsid="0083e77a"/>
    </style:style>
    <style:style style:name="T46" style:family="text">
      <style:text-properties officeooo:rsid="0090390e"/>
    </style:style>
    <style:style style:name="T47" style:family="text">
      <style:text-properties fo:font-size="10pt" style:font-name-asian="Times New Roman2" style:font-size-asian="10pt" style:font-name-complex="Times New Roman2" style:font-size-complex="10pt"/>
    </style:style>
    <style:style style:name="T48" style:family="text">
      <style:text-properties style:font-name="Liberation Serif" fo:font-size="12pt" style:font-size-asian="12pt" style:font-size-complex="12pt"/>
    </style:style>
    <style:style style:name="T49" style:family="text">
      <style:text-properties style:font-name="Liberation Serif" fo:font-size="12pt" officeooo:rsid="009a2fce" style:font-size-asian="12pt" style:font-size-complex="12pt"/>
    </style:style>
    <style:style style:name="T50" style:family="text">
      <style:text-properties officeooo:rsid="009f9a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Benjamin Toll</text:p>
      <text:p text:style-name="P13"><text:a xlink:type="simple" xlink:href="mailto:benjam72@yahoo.com" text:style-name="ListLabel_20_73" text:visited-style-name="ListLabel_20_73"><text:span text:style-name="T1">benjam72@yahoo.com</text:span></text:a></text:p>
      <text:p text:style-name="P13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18"><text:a xlink:type="simple" xlink:href="https://github.com/btoll" text:style-name="Internet_20_link" text:visited-style-name="Visited_20_Internet_20_Link"><text:span text:style-name="T7">https://github.com/btoll</text:span></text:a></text:p>
      <text:p text:style-name="P14"/>
      <text:p text:style-name="P39">SUMMARY</text:p>
      <text:p text:style-name="P33"/>
      <text:p text:style-name="P35">I am a lifelong learner who is not afraid to dig in and understand the foundational technology underpinning a tool, an operating system or a packet-switched network.</text:p>
      <text:p text:style-name="Standard"/>
      <text:p text:style-name="P49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49"/>
      <text:p text:style-name="P49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49">*** Please note that I am no longer doing algorithmic or whiteboard challenges <text:span text:style-name="T50">(as one would find on sites like leetcode)</text:span>. However, I am open to exploring other more meaningful ways to determine my proficiency in software development to your satisfaction. I highly encourage you to view my GitHub (<text:a xlink:type="simple" xlink:href="https://github.com/btoll" text:style-name="Internet_20_link" text:visited-style-name="Visited_20_Internet_20_Link">https://github.com/btoll</text:a>) for many project examples in many different languages. ***</text:p>
      <text:p text:style-name="Standard"/>
      <text:p text:style-name="P49">I have experience designing and building CI/CD pipelines using a variety of tools.</text:p>
      <text:p text:style-name="P49"/>
      <text:p text:style-name="P49">My current interests are containerization and virtualization and their security implications, <text:span text:style-name="T46">as well as cybersecurity. <text:s/>To that end, I regularly do CTF and bug bounty challenges.</text:span></text:p>
      <text:p text:style-name="P49"/>
      <text:p text:style-name="Standard"><text:span text:style-name="T48">In my free time I play guitar and ride my </text:span><text:span text:style-name="T49">farm</text:span><text:span text:style-name="T48"> around my </text:span><text:span text:style-name="T49">tractor</text:span><text:span text:style-name="T48">.</text:span></text:p>
      <text:p text:style-name="P43"/>
      <text:p text:style-name="P36"/>
      <text:p text:style-name="P40">LANGUAGES</text:p>
      <text:p text:style-name="P37"/>
      <text:p text:style-name="P42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5"/>
      <text:p text:style-name="P16"/>
      <text:p text:style-name="P4">Experience</text:p>
      <text:p text:style-name="P28"><text:soft-page-break/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29"><text:span text:style-name="T33">J</text:span><text:span text:style-name="T34">une</text:span><text:span text:style-name="T33"> 20</text:span><text:span text:style-name="T34">21</text:span><text:span text:style-name="T33"> – Present</text:span></text:p>
      <text:p text:style-name="P44"><text:span text:style-name="T35">Work</text:span><text:span text:style-name="T37">ing</text:span><text:span text:style-name="T35"> with several clients </text:span><text:span text:style-name="T36">including GitHub, PagerDuty, etc.</text:span></text:p>
      <text:p text:style-name="P45"/>
      <text:p text:style-name="P46">Focused on:</text:p>
      <text:p text:style-name="P46"/>
      <text:p text:style-name="P46">- <text:span text:style-name="T38">D</text:span><text:span text:style-name="T39">evelop</text:span>ing and maintaining<text:span text:style-name="T39"> tooling.</text:span></text:p>
      <text:p text:style-name="P46">- Container security.</text:p>
      <text:p text:style-name="P47"/>
      <text:p text:style-name="P47">Use Go, Python and Ruby everyday.</text:p>
      <text:p text:style-name="P38"/>
      <text:p text:style-name="P38"/>
      <text:p text:style-name="P26">Consultant, <text:span text:style-name="T29">Software Engineer and DevOps</text:span><text:tab/>Princeton, MA</text:p>
      <text:p text:style-name="P30">January 201<text:span text:style-name="T13">6</text:span> – Present</text:p>
      <text:p text:style-name="P41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34"/>
      <text:p text:style-name="P48"><text:span text:style-name="T26">Deliver push button solutions that </text:span><text:span text:style-name="T27">save clients countless hours every week.</text:span></text:p>
      <text:list xml:id="list2306749790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15">Algorand, </text:span><text:span text:style-name="T40">Senior </text:span><text:span text:style-name="T15">DevOps Engineer</text:span><text:tab/><text:span text:style-name="T14">Boston</text:span>, MA</text:p>
      <text:p text:style-name="P31"><text:span text:style-name="T30">November 2019</text:span> – <text:span text:style-name="T14">February 2021</text:span></text:p>
      <text:p text:style-name="P32">Responsible for package builds as well as maintaining in-house tools and<text:span text:style-name="T16"> Kubernetes build cluster</text:span></text:p>
      <text:p text:style-name="P32"><text:span text:style-name="T43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32"><text:span text:style-name="T43">- Maintain</text:span><text:span text:style-name="T41">ed</text:span><text:span text:style-name="T43"> and improve</text:span><text:span text:style-name="T41">d</text:span><text:span text:style-name="T43"> in-house task runner written in Python. <text:s/>Added plugin support and other enhancements which further helped to automate and streamline build pipeline.</text:span></text:p>
      <text:p text:style-name="P32"><text:span text:style-name="T44">- Wr</text:span><text:span text:style-name="T41">o</text:span><text:span text:style-name="T44">te tests and documentation</text:span></text:p>
      <text:list xml:id="list182605207238997" text:continue-numbering="true" text:style-name="WWNum4">
        <text:list-header>
          <text:p text:style-name="P52"/>
        </text:list-header>
      </text:list>
      <text:p text:style-name="P20">Sencha Inc, <text:span text:style-name="T31">Frameworks Engineer</text:span><text:tab/><text:tab/>Redwood City, CA</text:p>
      <text:p text:style-name="P24">May 2013 - December 2015</text:p>
      <text:p text:style-name="P6">Worked on the Ext framework as part of a remote team. <text:s/>My primary role was that of enhanced engineering.</text:p>
      <text:list xml:id="list3428081364" text:style-name="WWNum3">
        <text:list-header>
          <text:p text:style-name="P54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58">- Patches (and tests) would then be merged into core.</text:p>
          <text:p text:style-name="P54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58">- Selected by manager to maintain viability of older product releases.</text:p>
          <text:p text:style-name="P58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3576845849" text:style-name="WWNum6">
        <text:list-header>
          <text:p text:style-name="P55"><text:soft-page-break/><text:span text:style-name="T33">- P</text:span><text:span text:style-name="T6">rimary developer on the improved gridfilters API that shipped starting with Sencha 5.</text:span></text:p>
          <text:p text:style-name="P55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566911918" text:style-name="WWNum1">
        <text:list-header>
          <text:p text:style-name="P56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56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59">- Promoted to the Ext frameworks team.</text:p>
        </text:list-header>
      </text:list>
      <text:p text:style-name="P22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7"> <text:s/></text:span><text:span text:style-name="T33">These included git extensions and bash tools.</text:span></text:p>
      <text:p text:style-name="P23">Volunteered personal time to assist and mentor.</text:p>
      <text:p text:style-name="P19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2628935854" text:style-name="WWNum5">
        <text:list-header>
          <text:p text:style-name="P57"><text:span text:style-name="T33">- D</text:span><text:span text:style-name="T6">eveloped new applications to run on networked TVs.</text:span></text:p>
          <text:p text:style-name="P57"><text:span text:style-name="T33">- Contributed to </text:span><text:span text:style-name="T6">the KONtx framework.</text:span></text:p>
          <text:p text:style-name="P57"><text:span text:style-name="T33">- P</text:span><text:span text:style-name="T6">rincipal maintainer of several high profile applications (eBay, NFL, Y! TV).</text:span></text:p>
          <text:p text:style-name="P60">- Very active in <text:span text:style-name="T45">user </text:span>forums <text:span text:style-name="T45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0">GoDaddy, <text:span text:style-name="T31">Web Developer</text:span><text:tab/><text:tab/>Phoenix, AZ</text:p>
      <text:p text:style-name="P24">January 2009 - November 2009</text:p>
      <text:p text:style-name="P23">Worked on the ecommerce team as the sole frontend developer.</text:p>
      <text:p text:style-name="P19"/>
      <text:p text:style-name="P21">Education</text:p>
      <text:p text:style-name="P25"><text:span text:style-name="T5">University of New Mexico</text:span><text:span text:style-name="T33">, </text:span><text:span text:style-name="T5">BA, History, 1996 - 1999</text:span></text:p>
      <text:list xml:id="list3489728209" text:style-name="WWNum8">
        <text:list-header>
          <text:p text:style-name="P61"><text:soft-page-break/>- 3.9<text:span text:style-name="T42">2</text:span> / 4.00</text:p>
          <text:p text:style-name="P53">- summa cum laude</text:p>
          <text:p text:style-name="P62">- Phi Beta Kappa</text:p>
          <text:p text:style-name="P61">- Phi Alpha Theta</text:p>
        </text:list-header>
      </text:list>
      <text:p text:style-name="P17"/>
      <text:p text:style-name="P9">Certifications</text:p>
      <text:p text:style-name="P10"/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18:26:03.250501428</dc:date>
    <meta:editing-duration>PT12H48M52S</meta:editing-duration>
    <meta:editing-cycles>119</meta:editing-cycles>
    <meta:generator>LibreOffice/6.4.7.2$Linux_X86_64 LibreOffice_project/40$Build-2</meta:generator>
    <meta:document-statistic meta:table-count="0" meta:image-count="0" meta:object-count="0" meta:page-count="4" meta:paragraph-count="74" meta:word-count="954" meta:character-count="5853" meta:non-whitespace-character-count="4970"/>
  </office:meta>
</office:document-meta>
</file>